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 (a 3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11260984496" calcext:value-type="float">
            <text:p>0,0031126098449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350333022694" calcext:value-type="float">
            <text:p>0,0035033302269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330797003595" calcext:value-type="float">
            <text:p>0,0033079700359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311260984496" calcext:value-type="float">
            <text:p>0,0031126098449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428477099092" calcext:value-type="float">
            <text:p>0,0042847709909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0350333022694" calcext:value-type="float">
            <text:p>0,00350333022694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0369869041794" calcext:value-type="float">
            <text:p>0,00369869041794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69869041794" calcext:value-type="float">
            <text:p>0,0036986904179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0291724965396" calcext:value-type="float">
            <text:p>0,00291724965396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61])" office:value-type="float" office:value="0.00102455114738411" calcext:value-type="float">
            <text:p>0,00102455114738411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1:43.718502005</dc:date>
    <meta:editing-duration>PT1M43S</meta:editing-duration>
    <meta:editing-cycles>1</meta:editing-cycles>
    <meta:document-statistic meta:table-count="1" meta:cell-count="124" meta:object-count="0"/>
    <meta:generator>LibreOffice/7.3.7.2$Linux_X86_64 LibreOffice_project/30$Build-2</meta:generator>
  </office:meta>
</office:document-meta>
</file>